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svg:stroke-width="0.711cm" draw:marker-start-width="1.261cm" draw:marker-end="Arrow" draw:marker-end-width="1.361cm" draw:fill="solid" draw:fill-color="#ffffff" draw:textarea-horizontal-align="center" draw:textarea-vertical-align="middle" fo:padding-top="0.475cm" fo:padding-bottom="0.475cm" fo:padding-left="0.6cm" fo:padding-right="0.6cm"/>
    </style:style>
    <style:style style:name="gr3" style:family="graphic" style:parent-style-name="standard">
      <style:graphic-properties draw:fill="solid" draw:fill-color="#ffffff" draw:textarea-horizontal-align="justify" draw:textarea-vertical-align="middle" draw:auto-grow-height="false" fo:min-height="0cm" fo:min-width="0cm" fo:wrap-option="no-wrap"/>
    </style:style>
    <style:style style:name="gr4" style:family="graphic" style:parent-style-name="standard">
      <style:graphic-properties draw:fill="solid" draw:fill-color="#ff3366" draw:textarea-horizontal-align="justify" draw:textarea-vertical-align="middle" draw:auto-grow-height="false"/>
    </style:style>
    <style:style style:name="P1" style:family="paragraph">
      <style:paragraph-properties fo:text-align="center"/>
      <style:text-properties fo:font-size="18pt" style:font-size-asian="18pt" style:font-size-complex="18pt"/>
    </style:style>
    <style:style style:name="P2" style:family="paragraph">
      <style:paragraph-properties fo:text-align="center"/>
    </style:style>
    <style:style style:name="T1"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392cm" svg:height="4.067cm" svg:x="5.176cm" svg:y="1cm">
          <text:p text:style-name="P1"><text:span text:style-name="T1">uv_write(some_callback)</text:span></text:p>
          <draw:enhanced-geometry svg:viewBox="0 0 21600 21600" draw:glue-points="10800 0 0 10800 10800 21600 21600 10800" draw:mirror-horizontal="false" draw:mirror-vertical="false" draw:type="flowchart-process" draw:enhanced-path="M 0 0 L 21600 0 21600 21600 0 21600 0 0 Z N"/>
        </draw:custom-shape>
        <draw:line draw:style-name="gr2" draw:text-style-name="P2" draw:layer="layout" svg:x1="1.635cm" svg:y1="1cm" svg:x2="1.635cm" svg:y2="20.32cm">
          <text:p/>
        </draw:line>
        <draw:custom-shape draw:style-name="gr1" draw:text-style-name="P1" draw:layer="layout" svg:width="12.392cm" svg:height="4.067cm" svg:x="5.176cm" svg:y="7.101cm">
          <text:p text:style-name="P1"><text:span text:style-name="T1">some_callback() ran</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3" draw:text-style-name="P2" draw:layer="layout" svg:width="7.081cm" svg:height="4.068cm" svg:x="20.224cm" svg:y="1.536cm">
          <text:p text:style-name="P2"><text:s/>Context</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8.852cm" svg:height="7.118cm" svg:x="6.061cm" svg:y="12.185cm">
          <text:p text:style-name="P2">Garbage</text:p>
          <text:p text:style-name="P2">Collection</text:p>
          <text:p text:style-name="P2">Run</text:p>
          <draw:enhanced-geometry svg:viewBox="0 0 21600 21600" draw:glue-points="10800 0 2160 10800 10800 21600 19440 10800" draw:text-areas="4350 0 17250 21600" draw:mirror-horizontal="false" draw:mirror-vertical="false" draw:type="flowchart-manual-operation" draw:enhanced-path="M 0 0 L 21600 0 17250 21600 4350 21600 0 0 Z N"/>
        </draw:custom-shape>
        <draw:custom-shape draw:style-name="gr3" draw:text-style-name="P2" draw:layer="layout" svg:width="7.082cm" svg:height="4.067cm" svg:x="19.338cm" svg:y="14.219cm">
          <text:p text:style-name="P2"><text:s/>Context</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draw:layer="layout" svg:width="7.082cm" svg:height="4.067cm" svg:x="19.338cm" svg:y="14.219cm">
          <text:p/>
          <draw:enhanced-geometry svg:viewBox="0 0 21600 21600" draw:glue-points="10800 0 3163 3163 0 10800 3163 18437 10800 21600 18437 18437 21600 10800 18437 3163" draw:text-areas="3163 3163 18437 18437" draw:mirror-horizontal="false" draw:mirror-vertical="false"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 draw:text-style-name="P2" draw:layer="layout" svg:width="7.081cm" svg:height="4.067cm" svg:x="20.224cm" svg:y="7.101cm">
          <text:p text:style-name="P2"><text:s/>Context</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6-28T01:03:08</meta:creation-date>
    <dc:date>2012-06-28T01:16:56</dc:date>
    <meta:editing-duration>PT13M48S</meta:editing-duration>
    <meta:editing-cycles>6</meta:editing-cycles>
    <meta:generator>LibreOffice/3.3$Unix LibreOffice_project/330m19$Build-8</meta:generator>
    <meta:document-statistic meta:object-count="8"/>
  </office:meta>
</office:document-meta>
</file>